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422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ssue1422.test_for_issue_1_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ssue1422.test_for_issue_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ssue1422.test_for_issu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